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2692307692" calcext:value-type="float">
            <text:p>0.9326923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8870056497" calcext:value-type="float">
            <text:p>0.5988700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1165048544" calcext:value-type="float">
            <text:p>0.9611650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9166666667" calcext:value-type="float">
            <text:p>0.979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19540229885" calcext:value-type="float">
            <text:p>0.9195402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2180451128" calcext:value-type="float">
            <text:p>0.8721804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7032967033" calcext:value-type="float">
            <text:p>0.9670329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9696969697" calcext:value-type="float">
            <text:p>0.9696969697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2:01:10.379909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7:37:05.909679781</meta:creation-date>
    <dc:date>2015-03-07T12:03:35.424494289</dc:date>
    <meta:editing-duration>PT15S</meta:editing-duration>
    <meta:editing-cycles>3</meta:editing-cycles>
    <meta:generator>LibreOffice/4.2.7.2$Linux_X86_64 LibreOffice_project/42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1:Sheet1.B10" svg:x="0.32cm" svg:y="0.18cm" svg:width="13.097cm" svg:height="8.64cm">
          <chartooo:coordinate-region svg:x="1.047cm" svg:y="0.38cm" svg:width="12.3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2692307692">
                <text:p>0.93269230769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8870056497">
                <text:p>0.598870056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1165048544">
                <text:p>0.961165048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9166666667">
                <text:p>0.9791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260869565">
                <text:p>0.9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9540229885">
                <text:p>0.919540229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2180451128">
                <text:p>0.872180451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7032967033">
                <text:p>0.967032967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696969697">
                <text:p>0.969696969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